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6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Date</text:p>
          </table:table-cell>
          <table:table-cell/>
          <table:table-cell table:style-name="ce21" office:value-type="string">
            <text:p>Offense</text:p>
          </table:table-cell>
          <table:table-cell table:style-name="ce21" office:value-type="string">
            <text:p>Street</text:p>
          </table:table-cell>
          <table:table-cell table:style-name="ce21" office:value-type="string">
            <text:p>Subdivision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E.D.</text:p>
          </table:table-cell>
          <table:table-cell table:style-name="ce21" office:value-type="string">
            <text:p>Area</text:p>
          </table:table-cell>
        </table:table-row>
        <table:table-row table:style-name="ro2">
          <table:table-cell table:style-name="ce22" office:value-type="date" office:date-value="2002-11-25T00:00:00">
            <text:p>11/2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ALICE COURT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table:number-columns-spanned="2" table:number-rows-spanned="1" office:value-type="string">
            <text:p>MOTOR VEHICLE THEFT</text:p>
          </table:table-cell>
          <table:covered-table-cell/>
          <table:table-cell table:style-name="ce21" office:value-type="string">
            <text:p>ALLEN HARRIS DRIVE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6T00:00:00">
            <text:p>10/6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ALLEN HARRIS DRIVE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ALLEN HARRIS DRIVE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6T00:00:00">
            <text:p>7/26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BAILEY DRIV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0T00:00:00">
            <text:p>4/10/2002</text:p>
          </table:table-cell>
          <table:table-cell table:style-name="ce21" table:number-columns-spanned="2" table:number-rows-spanned="1" office:value-type="string">
            <text:p>OBSCENE/THREATENING PHONE CALL</text:p>
          </table:table-cell>
          <table:covered-table-cell/>
          <table:table-cell table:style-name="ce21" office:value-type="string">
            <text:p>BAILEY ROAD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5T00:00:00">
            <text:p>7/15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BAILEY ROAD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1T00:00:00">
            <text:p>9/2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BARCROFT DRI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BARFLEUR PLAC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6T00:00:00">
            <text:p>11/6/2002</text:p>
          </table:table-cell>
          <table:table-cell table:style-name="ce21" table:number-columns-spanned="2" table:number-rows-spanned="1" office:value-type="string">
            <text:p>DEAD ON ARRIVAL</text:p>
          </table:table-cell>
          <table:covered-table-cell/>
          <table:table-cell table:style-name="ce21" office:value-type="string">
            <text:p>BASTA DRIVE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5T00:00:00">
            <text:p>7/15/2002</text:p>
          </table:table-cell>
          <table:table-cell table:style-name="ce21" table:number-columns-spanned="2" table:number-rows-spanned="1" office:value-type="string">
            <text:p>ABDUCTION &amp; KIDNAPPING</text:p>
          </table:table-cell>
          <table:covered-table-cell/>
          <table:table-cell table:style-name="ce21" office:value-type="string">
            <text:p>BATTERY CIRCL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BATTLE &amp; GEORGE WASH M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2T00:00:00">
            <text:p>1/2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BATTLE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2T00:00:00">
            <text:p>5/22/2002</text:p>
          </table:table-cell>
          <table:table-cell table:style-name="ce21" table:number-columns-spanned="2" table:number-rows-spanned="1" office:value-type="string">
            <text:p>RUNAWAY JUVENILE</text:p>
          </table:table-cell>
          <table:covered-table-cell/>
          <table:table-cell table:style-name="ce21" office:value-type="string">
            <text:p>BATTLE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BATTLE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BATTLE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9T00:00:00">
            <text:p>7/9/2002</text:p>
          </table:table-cell>
          <table:table-cell table:style-name="ce21" table:number-columns-spanned="2" table:number-rows-spanned="1" office:value-type="string">
            <text:p>RUNAWAY JUVENILE</text:p>
          </table:table-cell>
          <table:covered-table-cell/>
          <table:table-cell table:style-name="ce21" office:value-type="string">
            <text:p>BATTLE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BATTLE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9T00:00:00">
            <text:p>11/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ATTLE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ATTLE ROAD &amp; OLD YORK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7T00:00:00">
            <text:p>12/17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BEECHAM DRIVE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2T00:00:00">
            <text:p>3/22/2002</text:p>
          </table:table-cell>
          <table:table-cell table:style-name="ce21" table:number-columns-spanned="2" table:number-rows-spanned="1" office:value-type="string">
            <text:p>PERSONAL TRESPASS BY COMPUTER</text:p>
          </table:table-cell>
          <table:covered-table-cell/>
          <table:table-cell table:style-name="ce21" office:value-type="string">
            <text:p>BLAIR DRIVE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OATHOUSE COV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OLIVAR DRIV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OLIVAR DRIV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BOLIVAR DRIV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BOLIVAR DRIV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09T00:00:00">
            <text:p>12/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ONITA DRIVE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BRANDON WAY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RANDON WAY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7T00:00:00">
            <text:p>2/17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BRANDON WAY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9T00:00:00">
            <text:p>6/19/2002</text:p>
          </table:table-cell>
          <table:table-cell table:style-name="ce21" office:value-type="string">
            <text:p>ARSON</text:p>
          </table:table-cell>
          <table:table-cell/>
          <table:table-cell table:style-name="ce21" office:value-type="string">
            <text:p>BRANDON WAY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7T00:00:00">
            <text:p>2/17/2002</text:p>
          </table:table-cell>
          <table:table-cell table:style-name="ce21" table:number-columns-spanned="2" table:number-rows-spanned="1" office:value-type="string">
            <text:p>ILLEGAL SALE OF ALCOHOLIC BEVE</text:p>
          </table:table-cell>
          <table:covered-table-cell/>
          <table:table-cell table:style-name="ce21" office:value-type="string">
            <text:p>BRANDYWIN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7T00:00:00">
            <text:p>2/17/2002</text:p>
          </table:table-cell>
          <table:table-cell table:style-name="ce21" table:number-columns-spanned="2" table:number-rows-spanned="1" office:value-type="string">
            <text:p>UNLAWFUL PURCHASE OR POSSESS A</text:p>
          </table:table-cell>
          <table:covered-table-cell/>
          <table:table-cell table:style-name="ce21" office:value-type="string">
            <text:p>BRANDYWIN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table:number-columns-spanned="2" table:number-rows-spanned="1" office:value-type="string">
            <text:p>ANNOYING PHONE CALLS</text:p>
          </table:table-cell>
          <table:covered-table-cell/>
          <table:table-cell table:style-name="ce21" office:value-type="string">
            <text:p>BRANDYWIN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BRANDYWIN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BRANDYWIN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BREEZY POINT &amp; CARLTON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BRIDGE LAN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6T00:00:00">
            <text:p>10/16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BRIDGE LAN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4T00:00:00">
            <text:p>1/4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BRIGAD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RIGAD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9T00:00:00">
            <text:p>6/2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RIGAD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9T00:00:00">
            <text:p>7/19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BRIGAD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5T00:00:00">
            <text:p>8/2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RIGADE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BROOK LANE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1" table:number-columns-spanned="2" table:number-rows-spanned="1" office:value-type="string">
            <text:p>STALKING</text:p>
          </table:table-cell>
          <table:covered-table-cell/>
          <table:table-cell table:style-name="ce21" office:value-type="string">
            <text:p>BROOK LANE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BROOK LANE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BROOK LANE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8T00:00:00">
            <text:p>8/28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BROOK LANE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ROOK LANE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RYON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9T00:00:00">
            <text:p>12/1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UCKINGHAM &amp; DANDY LO O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table:number-columns-spanned="2" table:number-rows-spanned="1" office:value-type="string">
            <text:p>DEAD ON ARRIVAL</text:p>
          </table:table-cell>
          <table:covered-table-cell/>
          <table:table-cell table:style-name="ce21" office:value-type="string">
            <text:p>BUCKINGHAM DRIV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BUCKINGHAM DRIV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BUCKTAIL ROAD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31T00:00:00">
            <text:p>8/31/2002</text:p>
          </table:table-cell>
          <table:table-cell table:style-name="ce21" table:number-columns-spanned="2" table:number-rows-spanned="1" office:value-type="string">
            <text:p>DEAD ON ARRIVAL</text:p>
          </table:table-cell>
          <table:covered-table-cell/>
          <table:table-cell table:style-name="ce21" office:value-type="string">
            <text:p>BUCKTAIL ROAD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BURNT BRIDGE RU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9T00:00:00">
            <text:p>12/19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BURNT RU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1" table:number-columns-spanned="2" table:number-rows-spanned="1" office:value-type="string">
            <text:p>BAD CHECKS</text:p>
          </table:table-cell>
          <table:covered-table-cell/>
          <table:table-cell table:style-name="ce21" office:value-type="string">
            <text:p>BURT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3T00:00:00">
            <text:p>4/23/2002</text:p>
          </table:table-cell>
          <table:table-cell table:style-name="ce21" table:number-columns-spanned="2" table:number-rows-spanned="1" office:value-type="string">
            <text:p>DEAD ON ARRIVAL</text:p>
          </table:table-cell>
          <table:covered-table-cell/>
          <table:table-cell table:style-name="ce21" office:value-type="string">
            <text:p>BURT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BURT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CARLTON DRIV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table:number-columns-spanned="2" table:number-rows-spanned="1" office:value-type="string">
            <text:p>RUNAWAY JUVENILE</text:p>
          </table:table-cell>
          <table:covered-table-cell/>
          <table:table-cell table:style-name="ce21" office:value-type="string">
            <text:p>CARLTON DRIV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1" table:number-columns-spanned="2" table:number-rows-spanned="1" office:value-type="string">
            <text:p>RUNAWAY JUVENILE</text:p>
          </table:table-cell>
          <table:covered-table-cell/>
          <table:table-cell table:style-name="ce21" office:value-type="string">
            <text:p>CARLTON DRIV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CARLTON DRIV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CARLTON DRIV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4T00:00:00">
            <text:p>4/14/2002</text:p>
          </table:table-cell>
          <table:table-cell table:style-name="ce21" table:number-columns-spanned="2" table:number-rows-spanned="1" office:value-type="string">
            <text:p>RUNAWAY JUVENILE</text:p>
          </table:table-cell>
          <table:covered-table-cell/>
          <table:table-cell table:style-name="ce21" office:value-type="string">
            <text:p>CARLTON DRIV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CARLTON DRIV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CAROL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9T00:00:00">
            <text:p>9/19/2002</text:p>
          </table:table-cell>
          <table:table-cell table:style-name="ce21" table:number-columns-spanned="2" table:number-rows-spanned="1" office:value-type="string">
            <text:p>LOST PROPERTY</text:p>
          </table:table-cell>
          <table:covered-table-cell/>
          <table:table-cell table:style-name="ce21" office:value-type="string">
            <text:p>CAROL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CARRAWAY TERRA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8T00:00:00">
            <text:p>3/2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CARRAWAY TERRA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5T00:00:00">
            <text:p>5/25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CARRAWAY TERRA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table:number-columns-spanned="2" table:number-rows-spanned="1" office:value-type="string">
            <text:p>UNAUTHORIZED USE OF VEHICLE</text:p>
          </table:table-cell>
          <table:covered-table-cell/>
          <table:table-cell table:style-name="ce21" office:value-type="string">
            <text:p>CARRAWAY TERRA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CASTELLOW COURT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8T00:00:00">
            <text:p>9/18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CHARLE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5T00:00:00">
            <text:p>5/25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CHARLESTON BATTERY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23692">
            <text:p>23692</text:p>
          </table:table-cell>
          <table:table-cell/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table:number-columns-spanned="2" table:number-rows-spanned="1" office:value-type="string">
            <text:p>POSSESION AND USE OF FIREWORKS</text:p>
          </table:table-cell>
          <table:covered-table-cell/>
          <table:table-cell table:style-name="ce21" office:value-type="string">
            <text:p>CHESTNUT COURT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0T00:00:00">
            <text:p>3/10/2002</text:p>
          </table:table-cell>
          <table:table-cell table:style-name="ce21" table:number-columns-spanned="2" table:number-rows-spanned="1" office:value-type="string">
            <text:p>ASSAULT, AGGRAVATED, DOMESTIC</text:p>
          </table:table-cell>
          <table:covered-table-cell/>
          <table:table-cell table:style-name="ce21" office:value-type="string">
            <text:p>CHINABERRY WAY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CHINABERRY WAY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7T00:00:00">
            <text:p>2/17/2002</text:p>
          </table:table-cell>
          <table:table-cell table:style-name="ce21" table:number-columns-spanned="2" table:number-rows-spanned="1" office:value-type="string">
            <text:p>UNLAWFUL PURCHASE OR POSSESS A</text:p>
          </table:table-cell>
          <table:covered-table-cell/>
          <table:table-cell table:style-name="ce21" office:value-type="string">
            <text:p>CHOISE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CHOISE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CHOISE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CHOISE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0T00:00:00">
            <text:p>3/1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CHOISE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CHOISE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0T00:00:00">
            <text:p>4/1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CHOISE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8T00:00:00">
            <text:p>9/8/2002</text:p>
          </table:table-cell>
          <table:table-cell table:style-name="ce21" table:number-columns-spanned="2" table:number-rows-spanned="1" office:value-type="string">
            <text:p>RUNAWAY JUVENILE</text:p>
          </table:table-cell>
          <table:covered-table-cell/>
          <table:table-cell table:style-name="ce21" office:value-type="string">
            <text:p>CHOISEY CRESCEN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2T00:00:00">
            <text:p>3/22/2002</text:p>
          </table:table-cell>
          <table:table-cell table:style-name="ce21" table:number-columns-spanned="2" table:number-rows-spanned="1" office:value-type="string">
            <text:p>LOST PROPERTY</text:p>
          </table:table-cell>
          <table:covered-table-cell/>
          <table:table-cell table:style-name="ce21" office:value-type="string">
            <text:p>CLAXTON CREEK ROAD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CLAXTON CREEK ROAD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03T00:00:00">
            <text:p>12/3/2002</text:p>
          </table:table-cell>
          <table:table-cell table:style-name="ce21" table:number-columns-spanned="2" table:number-rows-spanned="1" office:value-type="string">
            <text:p>OBSCENE/THREATENING PHONE CALL</text:p>
          </table:table-cell>
          <table:covered-table-cell/>
          <table:table-cell table:style-name="ce21" office:value-type="string">
            <text:p>CLAXTON CREEK ROAD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7T00:00:00">
            <text:p>1/7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COCKLETOWN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COCKLETOWN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1" office:value-type="string">
            <text:p>ARSON</text:p>
          </table:table-cell>
          <table:table-cell/>
          <table:table-cell table:style-name="ce21" office:value-type="string">
            <text:p>COCKLETOWN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COCKLETOWN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1T00:00:00">
            <text:p>9/21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CRESTWOOD COURT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CRESTWOOD COURT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CRESTWOOD COURT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8T00:00:00">
            <text:p>7/18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CRESTWOOD COURT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CRYSTAL LAKE DRIVE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CYPRESS CROSSING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CYPRESS CROSSING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4T00:00:00">
            <text:p>7/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CYPRESS CROSSING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8T00:00:00">
            <text:p>11/18/2002</text:p>
          </table:table-cell>
          <table:table-cell table:style-name="ce21" table:number-columns-spanned="2" table:number-rows-spanned="1" office:value-type="string">
            <text:p>OBSCENE/THREATENING PHONE CALL</text:p>
          </table:table-cell>
          <table:covered-table-cell/>
          <table:table-cell table:style-name="ce21" office:value-type="string">
            <text:p>DANDY LOOP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DAPHNE DRIV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DAPHNE DRIV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9T00:00:00">
            <text:p>5/9/2002</text:p>
          </table:table-cell>
          <table:table-cell table:style-name="ce21" table:number-columns-spanned="2" table:number-rows-spanned="1" office:value-type="string">
            <text:p>ANNOYING PHONE CALLS</text:p>
          </table:table-cell>
          <table:covered-table-cell/>
          <table:table-cell table:style-name="ce21" office:value-type="string">
            <text:p>DAPHNE DRIV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7T00:00:00">
            <text:p>9/2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DAPHNE DRIV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table:number-columns-spanned="2" table:number-rows-spanned="1" office:value-type="string">
            <text:p>ANNOYING PHONE CALLS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31T00:00:00">
            <text:p>5/3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0T00:00:00">
            <text:p>8/10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0T00:00:00">
            <text:p>8/10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9T00:00:00">
            <text:p>7/9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1" table:number-columns-spanned="2" table:number-rows-spanned="1" office:value-type="string">
            <text:p>DEAD ON ARRIVAL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6T00:00:00">
            <text:p>11/6/2002</text:p>
          </table:table-cell>
          <table:table-cell table:style-name="ce21" table:number-columns-spanned="2" table:number-rows-spanned="1" office:value-type="string">
            <text:p>DRUNK IN PUBLIC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table:number-columns-spanned="2" table:number-rows-spanned="1" office:value-type="string">
            <text:p>BURGLARY, BUSINESS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7T00:00:00">
            <text:p>12/17/2002</text:p>
          </table:table-cell>
          <table:table-cell table:style-name="ce21" table:number-columns-spanned="2" table:number-rows-spanned="1" office:value-type="string">
            <text:p>OVERDOSE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3T00:00:00">
            <text:p>10/23/2002</text:p>
          </table:table-cell>
          <table:table-cell table:style-name="ce21" table:number-columns-spanned="2" table:number-rows-spanned="1" office:value-type="string">
            <text:p>TRESPASSING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table:number-columns-spanned="2" table:number-rows-spanned="1" office:value-type="string">
            <text:p>TRESPASSING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6T00:00:00">
            <text:p>11/16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DAR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DARE ROAD &amp; CONSTITUTI O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DAVIDS WAY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9T00:00:00">
            <text:p>12/19/2002</text:p>
          </table:table-cell>
          <table:table-cell table:style-name="ce21" table:number-columns-spanned="2" table:number-rows-spanned="1" office:value-type="string">
            <text:p>RECOVERED VEHICLE-STOLEN OTHER</text:p>
          </table:table-cell>
          <table:covered-table-cell/>
          <table:table-cell table:style-name="ce21" office:value-type="string">
            <text:p>DAVIDS WAY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DAVIDS WAY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27T00:00:00">
            <text:p>12/2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DECLARATION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1T00:00:00">
            <text:p>2/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2T00:00:00">
            <text:p>3/22/2002</text:p>
          </table:table-cell>
          <table:table-cell table:style-name="ce21" office:value-type="string">
            <text:p>ARSON</text:p>
          </table:table-cell>
          <table:table-cell/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5T00:00:00">
            <text:p>5/15/2002</text:p>
          </table:table-cell>
          <table:table-cell table:style-name="ce21" table:number-columns-spanned="2" table:number-rows-spanned="1" office:value-type="string">
            <text:p>MOTOR VEHICLE THEFT</text:p>
          </table:table-cell>
          <table:covered-table-cell/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6T00:00:00">
            <text:p>4/26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6T00:00:00">
            <text:p>4/26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table:number-columns-spanned="2" table:number-rows-spanned="1" office:value-type="string">
            <text:p>ATTEMPTED SUICIDE</text:p>
          </table:table-cell>
          <table:covered-table-cell/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table:number-columns-spanned="2" table:number-rows-spanned="1" office:value-type="string">
            <text:p>ANNOYING PHONE CALLS</text:p>
          </table:table-cell>
          <table:covered-table-cell/>
          <table:table-cell table:style-name="ce21" office:value-type="string">
            <text:p>DECLARATION DRIV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5T00:00:00">
            <text:p>2/15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1" table:number-columns-spanned="2" table:number-rows-spanned="1" office:value-type="string">
            <text:p>ASSAULT, AGGRAVATED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6T00:00:00">
            <text:p>2/26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8T00:00:00">
            <text:p>2/28/2002</text:p>
          </table:table-cell>
          <table:table-cell table:style-name="ce21" table:number-columns-spanned="2" table:number-rows-spanned="1" office:value-type="string">
            <text:p>MANUF, SALE, POSS CONTROL SUBS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table:number-columns-spanned="2" table:number-rows-spanned="1" office:value-type="string">
            <text:p>MANUF, SALE, POSS CONTROL SUBS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table:number-columns-spanned="2" table:number-rows-spanned="1" office:value-type="string">
            <text:p>MANUF, SALE, POSS CONTROL SUBS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1" table:number-columns-spanned="2" table:number-rows-spanned="1" office:value-type="string">
            <text:p>MANUF, SALE, POSS CONTROL SUBS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1" table:number-columns-spanned="2" table:number-rows-spanned="1" office:value-type="string">
            <text:p>MANUF, SALE, POSS CONTROL SUBS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4T00:00:00">
            <text:p>5/14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4T00:00:00">
            <text:p>5/14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table:number-columns-spanned="2" table:number-rows-spanned="1" office:value-type="string">
            <text:p>LARCENY, SHOPLIFTING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31T00:00:00">
            <text:p>8/31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5T00:00:00">
            <text:p>9/5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5T00:00:00">
            <text:p>9/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table:number-columns-spanned="2" table:number-rows-spanned="1" office:value-type="string">
            <text:p>BRANDISHING FIREARM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0T00:00:00">
            <text:p>11/10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3T00:00:00">
            <text:p>11/13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3T00:00:00">
            <text:p>10/3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5T00:00:00">
            <text:p>10/15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5T00:00:00">
            <text:p>10/1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2T00:00:00">
            <text:p>3/22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2T00:00:00">
            <text:p>3/22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31T00:00:00">
            <text:p>10/3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DENBIGH BLVD &amp; GEORGE W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1T00:00:00">
            <text:p>10/21/2002</text:p>
          </table:table-cell>
          <table:table-cell table:style-name="ce21" table:number-columns-spanned="2" table:number-rows-spanned="1" office:value-type="string">
            <text:p>INDECENT EXPOSURE</text:p>
          </table:table-cell>
          <table:covered-table-cell/>
          <table:table-cell table:style-name="ce21" office:value-type="string">
            <text:p>DENBIGH BLVD &amp; GEORGE W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DOROTHY DRIVE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4T00:00:00">
            <text:p>11/24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DUFF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1T00:00:00">
            <text:p>7/11/2002</text:p>
          </table:table-cell>
          <table:table-cell table:style-name="ce21" table:number-columns-spanned="2" table:number-rows-spanned="1" office:value-type="string">
            <text:p>RUNAWAY JUVENILE</text:p>
          </table:table-cell>
          <table:covered-table-cell/>
          <table:table-cell table:style-name="ce21" office:value-type="string">
            <text:p>E WOODLAN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E. WOODLAND DRIV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EDGEHILL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EDGEHILL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9T00:00:00">
            <text:p>9/29/2002</text:p>
          </table:table-cell>
          <table:table-cell table:style-name="ce21" table:number-columns-spanned="2" table:number-rows-spanned="1" office:value-type="string">
            <text:p>DEAD ON ARRIVAL</text:p>
          </table:table-cell>
          <table:covered-table-cell/>
          <table:table-cell table:style-name="ce21" office:value-type="string">
            <text:p>EDGEWOOD COURT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3T00:00:00">
            <text:p>5/13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ELLA TAYLOR ROAD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8T00:00:00">
            <text:p>9/18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FALLING SPRINGS &amp; GREYS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1" table:number-columns-spanned="2" table:number-rows-spanned="1" office:value-type="string">
            <text:p>ANNOYING PHONE CALLS</text:p>
          </table:table-cell>
          <table:covered-table-cell/>
          <table:table-cell table:style-name="ce21" office:value-type="string">
            <text:p>FARMESTEAD PLAC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FARMESTEAD PLAC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FERNWOOD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30T00:00:00">
            <text:p>12/3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</text:p>
          </table:table-cell>
          <table:table-cell table:style-name="ce21" office:value-type="string">
            <text:p>FERNWOOD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FIELDING LEWIS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FIELDING LEWIS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FIELDING LEWIS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FIELDING LEWIS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2-01T00:00:00">
            <text:p>12/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FIELDING LEWIS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FISHER COURT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FISHNECK LANDING ROAD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7T00:00:00">
            <text:p>4/17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FISHNECK LANDING ROAD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FORT EUSTIS &amp; RICHNECK R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FORT EUSTIS &amp; RICHNECK R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7T00:00:00">
            <text:p>6/7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FORT EUSTIS &amp; RICHNECK R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FT EUSI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9T00:00:00">
            <text:p>6/19/2002</text:p>
          </table:table-cell>
          <table:table-cell table:style-name="ce21" table:number-columns-spanned="2" table:number-rows-spanned="1" office:value-type="string">
            <text:p>MANUF, SALE, POSS CONTROL SUBS</text:p>
          </table:table-cell>
          <table:covered-table-cell/>
          <table:table-cell table:style-name="ce21" office:value-type="string">
            <text:p>FT EUSI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table:number-columns-spanned="2" table:number-rows-spanned="1" office:value-type="string">
            <text:p>MANUF, SALE, POSS CONTROL SUBS</text:p>
          </table:table-cell>
          <table:covered-table-cell/>
          <table:table-cell table:style-name="ce21" office:value-type="string">
            <text:p>FT EUSI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table:number-columns-spanned="2" table:number-rows-spanned="1" office:value-type="string">
            <text:p>MANUF, SALE, POSS CONTROL SUBS</text:p>
          </table:table-cell>
          <table:covered-table-cell/>
          <table:table-cell table:style-name="ce21" office:value-type="string">
            <text:p>FT EUSI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table:number-columns-spanned="2" table:number-rows-spanned="1" office:value-type="string">
            <text:p>DRUGS, POSSESS COCAINE</text:p>
          </table:table-cell>
          <table:covered-table-cell/>
          <table:table-cell table:style-name="ce21" office:value-type="string">
            <text:p>FT EU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0T00:00:00">
            <text:p>11/10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FT EU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FT EUSTIS BLVD &amp; ELMHUR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0T00:00:00">
            <text:p>6/20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FT. EUSTIS BLV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1T00:00:00">
            <text:p>9/1/2002</text:p>
          </table:table-cell>
          <table:table-cell table:style-name="ce21" table:number-columns-spanned="2" table:number-rows-spanned="1" office:value-type="string">
            <text:p>DRIVING W/SUSPENDED OR REVOKED</text:p>
          </table:table-cell>
          <table:covered-table-cell/>
          <table:table-cell table:style-name="ce21" office:value-type="string">
            <text:p>FT. EUSTIS BLVD &amp; GEORG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9T00:00:00">
            <text:p>3/9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EORGE WASH MEMORIA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3692">
            <text:p>23692</text:p>
          </table:table-cell>
          <table:table-cell/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9T00:00:00">
            <text:p>11/19/2002</text:p>
          </table:table-cell>
          <table:table-cell table:style-name="ce21" table:number-columns-spanned="2" table:number-rows-spanned="1" office:value-type="string">
            <text:p>BURGLARY, BUSINESS</text:p>
          </table:table-cell>
          <table:covered-table-cell/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2">
            <text:p>23692</text:p>
          </table:table-cell>
          <table:table-cell/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1" table:number-columns-spanned="2" table:number-rows-spanned="1" office:value-type="string">
            <text:p>ABDUCTION &amp; KIDNAPPING</text:p>
          </table:table-cell>
          <table:covered-table-cell/>
          <table:table-cell table:style-name="ce21" office:value-type="string">
            <text:p>GOODWIN NECK &amp; GEORG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4T00:00:00">
            <text:p>8/4/2002</text:p>
          </table:table-cell>
          <table:table-cell table:style-name="ce21" table:number-columns-spanned="2" table:number-rows-spanned="1" office:value-type="string">
            <text:p>UNLAWFUL PURCHASE OR POSSESS A</text:p>
          </table:table-cell>
          <table:covered-table-cell/>
          <table:table-cell table:style-name="ce21" office:value-type="string">
            <text:p>GOODWIN NECK &amp; SEAFO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9T00:00:00">
            <text:p>10/29/2002</text:p>
          </table:table-cell>
          <table:table-cell table:style-name="ce21" table:number-columns-spanned="2" table:number-rows-spanned="1" office:value-type="string">
            <text:p>OFFICER REPORT</text:p>
          </table:table-cell>
          <table:covered-table-cell/>
          <table:table-cell table:style-name="ce21" office:value-type="string">
            <text:p>GOODWIN NECK RD &amp; RT.17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4T00:00:00">
            <text:p>2/4/2002</text:p>
          </table:table-cell>
          <table:table-cell table:style-name="ce21" table:number-columns-spanned="2" table:number-rows-spanned="1" office:value-type="string">
            <text:p>FRAUD-USE FALSE NAME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7T00:00:00">
            <text:p>2/17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1" table:number-columns-spanned="2" table:number-rows-spanned="1" office:value-type="string">
            <text:p>FRAUD, ALL OTHERS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8T00:00:00">
            <text:p>7/18/2002</text:p>
          </table:table-cell>
          <table:table-cell table:style-name="ce21" table:number-columns-spanned="2" table:number-rows-spanned="1" office:value-type="string">
            <text:p>FALSELY SUMMONS OR FALSE REPOR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table:number-columns-spanned="2" table:number-rows-spanned="1" office:value-type="string">
            <text:p>LOST PROPERTY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7T00:00:00">
            <text:p>7/27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table:number-columns-spanned="2" table:number-rows-spanned="1" office:value-type="string">
            <text:p>CURSING/OBSCENE LANGUAGE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5T00:00:00">
            <text:p>9/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28T00:00:00">
            <text:p>12/28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5T00:00:00">
            <text:p>10/25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1" table:number-columns-spanned="2" table:number-rows-spanned="1" office:value-type="string">
            <text:p>CURSING/OBSCENE LANGUAGE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6T00:00:00">
            <text:p>11/26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30T00:00:00">
            <text:p>11/3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0T00:00:00">
            <text:p>12/1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6T00:00:00">
            <text:p>12/16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28T00:00:00">
            <text:p>12/2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BUSINESS</text:p>
          </table:table-cell>
          <table:table-cell table:style-name="ce21" office:value-type="string">
            <text:p>GOODWIN NEC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7T00:00:00">
            <text:p>12/17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GOODWIN NECK ROAD &amp; B A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GOODWIN NECK ROAD &amp; D A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5T00:00:00">
            <text:p>2/15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GOODWIN NECK ROAD &amp; G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7T00:00:00">
            <text:p>2/17/2002</text:p>
          </table:table-cell>
          <table:table-cell table:style-name="ce21" table:number-columns-spanned="2" table:number-rows-spanned="1" office:value-type="string">
            <text:p>CARRYING CONCEALED WEAPON -1ST</text:p>
          </table:table-cell>
          <table:covered-table-cell/>
          <table:table-cell table:style-name="ce21" office:value-type="string">
            <text:p>GOODWIN NECK ROAD &amp; S 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8T00:00:00">
            <text:p>2/28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RAFTON DISTRICT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3T00:00:00">
            <text:p>5/13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GRAFTON DISTRICT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RAFTON DISTRICT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RAFTON DISTRICT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9T00:00:00">
            <text:p>1/9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0T00:00:00">
            <text:p>1/10/2002</text:p>
          </table:table-cell>
          <table:table-cell table:style-name="ce21" table:number-columns-spanned="2" table:number-rows-spanned="1" office:value-type="string">
            <text:p>TOBACCO PRODUCTS - POSSESSION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1" table:number-columns-spanned="2" table:number-rows-spanned="1" office:value-type="string">
            <text:p>THREATEN BODILY HARM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30T00:00:00">
            <text:p>1/3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5T00:00:00">
            <text:p>2/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6T00:00:00">
            <text:p>2/6/2002</text:p>
          </table:table-cell>
          <table:table-cell table:style-name="ce21" table:number-columns-spanned="2" table:number-rows-spanned="1" office:value-type="string">
            <text:p>BURNING OR DESTROYING PERSONAL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5T00:00:00">
            <text:p>2/15/2002</text:p>
          </table:table-cell>
          <table:table-cell table:style-name="ce21" table:number-columns-spanned="2" table:number-rows-spanned="1" office:value-type="string">
            <text:p>DISORDERLY CONDUCT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5T00:00:00">
            <text:p>2/15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1T00:00:00">
            <text:p>2/2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table:number-columns-spanned="2" table:number-rows-spanned="1" office:value-type="string">
            <text:p>CURSING/OBSCENE LANGUAG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7T00:00:00">
            <text:p>3/27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9T00:00:00">
            <text:p>3/29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3T00:00:00">
            <text:p>4/23/2002</text:p>
          </table:table-cell>
          <table:table-cell table:style-name="ce21" table:number-columns-spanned="2" table:number-rows-spanned="1" office:value-type="string">
            <text:p>DISORDERLY CONDUCT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table:number-columns-spanned="2" table:number-rows-spanned="1" office:value-type="string">
            <text:p>DISORDERLY CONDUCT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table:number-columns-spanned="2" table:number-rows-spanned="1" office:value-type="string">
            <text:p>DISORDERLY CONDUCT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5T00:00:00">
            <text:p>5/15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0T00:00:00">
            <text:p>4/10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6T00:00:00">
            <text:p>4/26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6T00:00:00">
            <text:p>4/26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3T00:00:00">
            <text:p>5/13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1T00:00:00">
            <text:p>5/21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3T00:00:00">
            <text:p>5/23/2002</text:p>
          </table:table-cell>
          <table:table-cell table:style-name="ce21" table:number-columns-spanned="2" table:number-rows-spanned="1" office:value-type="string">
            <text:p>TOBACCO PRODUCTS - POSSESSION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3T00:00:00">
            <text:p>6/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1" table:number-columns-spanned="2" table:number-rows-spanned="1" office:value-type="string">
            <text:p>DISORDERLY CONDUCT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1T00:00:00">
            <text:p>10/11/2002</text:p>
          </table:table-cell>
          <table:table-cell table:style-name="ce21" table:number-columns-spanned="2" table:number-rows-spanned="1" office:value-type="string">
            <text:p>DISORDERLY CONDUCT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5T00:00:00">
            <text:p>10/25/2002</text:p>
          </table:table-cell>
          <table:table-cell table:style-name="ce21" table:number-columns-spanned="2" table:number-rows-spanned="1" office:value-type="string">
            <text:p>DISORDERLY CONDUCT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1T00:00:00">
            <text:p>10/1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9T00:00:00">
            <text:p>10/29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30T00:00:00">
            <text:p>10/30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30T00:00:00">
            <text:p>10/30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table:number-columns-spanned="2" table:number-rows-spanned="1" office:value-type="string">
            <text:p>THREATEN BODILY HARM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1T00:00:00">
            <text:p>10/1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9T00:00:00">
            <text:p>11/19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6T00:00:00">
            <text:p>11/6/2002</text:p>
          </table:table-cell>
          <table:table-cell table:style-name="ce21" table:number-columns-spanned="2" table:number-rows-spanned="1" office:value-type="string">
            <text:p>TRESPASSING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0T00:00:00">
            <text:p>11/20/2002</text:p>
          </table:table-cell>
          <table:table-cell table:style-name="ce21" table:number-columns-spanned="2" table:number-rows-spanned="1" office:value-type="string">
            <text:p>TRESPASSING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GRAFTON DRIVE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1T00:00:00">
            <text:p>8/11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GRAFTON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GRAFTON DRIVE &amp; FALLIN G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GRAFTON DRIVE, LA VAN IN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GRAFTON STATION DRIVE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HAILSHAM PLA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1" table:number-columns-spanned="2" table:number-rows-spanned="1" office:value-type="string">
            <text:p>OBSCENE/THREATENING PHONE CALL</text:p>
          </table:table-cell>
          <table:covered-table-cell/>
          <table:table-cell table:style-name="ce21" office:value-type="string">
            <text:p>HAILSHAM PLA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HARLAN DRIVE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6T00:00:00">
            <text:p>9/26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HARLAN DRIVE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3T00:00:00">
            <text:p>7/1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HARLAN DRIVE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office:value-type="string">
            <text:p>ARSON</text:p>
          </table:table-cell>
          <table:table-cell/>
          <table:table-cell table:style-name="ce21" office:value-type="string">
            <text:p>HARRIS GROV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8T00:00:00">
            <text:p>7/1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HARRIS GROV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9T00:00:00">
            <text:p>11/9/2002</text:p>
          </table:table-cell>
          <table:table-cell table:style-name="ce21" office:value-type="string">
            <text:p>ARSON</text:p>
          </table:table-cell>
          <table:table-cell/>
          <table:table-cell table:style-name="ce21" office:value-type="string">
            <text:p>HARRIS GROV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03T00:00:00">
            <text:p>12/3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HARRIS GROV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30T00:00:00">
            <text:p>12/30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HARRIS GROV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7T00:00:00">
            <text:p>12/17/2002</text:p>
          </table:table-cell>
          <table:table-cell table:style-name="ce21" table:number-columns-spanned="2" table:number-rows-spanned="1" office:value-type="string">
            <text:p>MISSING PERSON</text:p>
          </table:table-cell>
          <table:covered-table-cell/>
          <table:table-cell table:style-name="ce21" office:value-type="string">
            <text:p>HARRIS GROVE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5T00:00:00">
            <text:p>8/2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HARRIS LAN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HARRIS LAN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HARROD LAN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HARROD LAN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8T00:00:00">
            <text:p>8/28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HARWOOD DRIV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3T00:00:00">
            <text:p>11/13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HAVERSTRAW COUR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HAVERSTRAW COUR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1" table:number-columns-spanned="2" table:number-rows-spanned="1" office:value-type="string">
            <text:p>POSSESSION OF SCHEDULE I,II CO</text:p>
          </table:table-cell>
          <table:covered-table-cell/>
          <table:table-cell table:style-name="ce21" office:value-type="string">
            <text:p>HEARTHSTON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HODGES COVE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table:number-columns-spanned="2" table:number-rows-spanned="1" office:value-type="string">
            <text:p>MOTOR VEHICLE THEFT</text:p>
          </table:table-cell>
          <table:covered-table-cell/>
          <table:table-cell table:style-name="ce21" office:value-type="string">
            <text:p>HOLDEN LA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8T00:00:00">
            <text:p>11/18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HOLLY POINT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7T00:00:00">
            <text:p>11/1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HOLLY POINT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4T00:00:00">
            <text:p>11/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HOLMES BLVD &amp; WOLFTRAP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1T00:00:00">
            <text:p>5/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office:value-type="string">
            <text:p>ROBBERY</text:p>
          </table:table-cell>
          <table:table-cell/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1T00:00:00">
            <text:p>9/11/2002</text:p>
          </table:table-cell>
          <table:table-cell table:style-name="ce21" table:number-columns-spanned="2" table:number-rows-spanned="1" office:value-type="string">
            <text:p>DEAD ON ARRIVAL</text:p>
          </table:table-cell>
          <table:covered-table-cell/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30T00:00:00">
            <text:p>11/30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HORNSBYVILLE ROAD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HORNSBYVILLE ROAD &amp; G O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3T00:00:00">
            <text:p>1/1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HUDGINS FARM DRIVE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8T00:00:00">
            <text:p>3/28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HUDGINS FARM DRIVE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HUDGINS FARM DRIVE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4T00:00:00">
            <text:p>2/4/2002</text:p>
          </table:table-cell>
          <table:table-cell table:style-name="ce21" table:number-columns-spanned="2" table:number-rows-spanned="1" office:value-type="string">
            <text:p>ASSAULT, AGGRAVATED, DOMESTIC</text:p>
          </table:table-cell>
          <table:covered-table-cell/>
          <table:table-cell table:style-name="ce21" office:value-type="string">
            <text:p>HUDGINS FARM ROAD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1T00:00:00">
            <text:p>5/11/2002</text:p>
          </table:table-cell>
          <table:table-cell table:style-name="ce21" office:value-type="string">
            <text:p>ARSON</text:p>
          </table:table-cell>
          <table:table-cell/>
          <table:table-cell table:style-name="ce21" office:value-type="string">
            <text:p>HUDGINS FARM ROAD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5T00:00:00">
            <text:p>12/1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HUDINS FARM DRIVE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9T00:00:00">
            <text:p>2/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JACOBS RUN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4T00:00:00">
            <text:p>8/4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JACOBS RUN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1" table:number-columns-spanned="2" table:number-rows-spanned="1" office:value-type="string">
            <text:p>CREDIT CARD FRAUD</text:p>
          </table:table-cell>
          <table:covered-table-cell/>
          <table:table-cell table:style-name="ce21" office:value-type="string">
            <text:p>JACOBS RUN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4T00:00:00">
            <text:p>2/4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JANIS DR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JENNIE DRIV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JENNIE DRIV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7T00:00:00">
            <text:p>8/27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JENNIE DRIV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1" table:number-columns-spanned="2" table:number-rows-spanned="1" office:value-type="string">
            <text:p>DRUNK IN PUBLIC</text:p>
          </table:table-cell>
          <table:covered-table-cell/>
          <table:table-cell table:style-name="ce21" office:value-type="string">
            <text:p>JENNINGS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9T00:00:00">
            <text:p>6/29/2002</text:p>
          </table:table-cell>
          <table:table-cell table:style-name="ce21" table:number-columns-spanned="2" table:number-rows-spanned="1" office:value-type="string">
            <text:p>ATTEMPTED SUICIDE</text:p>
          </table:table-cell>
          <table:covered-table-cell/>
          <table:table-cell table:style-name="ce21" office:value-type="string">
            <text:p>JENNINGS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JENNINGS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1" office:value-type="string">
            <text:p>RAPE</text:p>
          </table:table-cell>
          <table:table-cell/>
          <table:table-cell table:style-name="ce21" office:value-type="string">
            <text:p>JERNIGAN LAN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JETHRO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JETHRO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7T00:00:00">
            <text:p>1/17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JUSTIC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1" table:number-columns-spanned="2" table:number-rows-spanned="1" office:value-type="string">
            <text:p>ABUSE AND NEGLECT OF CHILDREN</text:p>
          </table:table-cell>
          <table:covered-table-cell/>
          <table:table-cell table:style-name="ce21" office:value-type="string">
            <text:p>JUSTIC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6T00:00:00">
            <text:p>11/16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JUSTIC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KENMAR DRIV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1T00:00:00">
            <text:p>9/21/2002</text:p>
          </table:table-cell>
          <table:table-cell table:style-name="ce21" office:value-type="string">
            <text:p>ARSON</text:p>
          </table:table-cell>
          <table:table-cell/>
          <table:table-cell table:style-name="ce21" office:value-type="string">
            <text:p>KEVIN COURT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table:number-columns-spanned="2" table:number-rows-spanned="1" office:value-type="string">
            <text:p>RECOVERED VEHICLE-STOLEN OTHER</text:p>
          </table:table-cell>
          <table:covered-table-cell/>
          <table:table-cell table:style-name="ce21" office:value-type="string">
            <text:p>KEVIN COURT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KIMBERLY COURT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KINGSBRIDGE LAN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KITTY DRIV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1" office:value-type="string">
            <text:p>ARSON</text:p>
          </table:table-cell>
          <table:table-cell/>
          <table:table-cell table:style-name="ce21" office:value-type="string">
            <text:p>KITTY DRIV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KITTY DRIV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1T00:00:00">
            <text:p>9/1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KRISTEN COURT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7T00:00:00">
            <text:p>6/17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LAKESIDE DRIVE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7T00:00:00">
            <text:p>2/17/2002</text:p>
          </table:table-cell>
          <table:table-cell table:style-name="ce21" table:number-columns-spanned="2" table:number-rows-spanned="1" office:value-type="string">
            <text:p>THROWING OBJECT AT MOVING VEHI</text:p>
          </table:table-cell>
          <table:covered-table-cell/>
          <table:table-cell table:style-name="ce21" office:value-type="string">
            <text:p>LAKESIDE DRIVE &amp; DARE RO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LAKESIDE DRIVE &amp; PATRICK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1T00:00:00">
            <text:p>5/21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LAKESIDE DRIVE &amp; YORKVI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LAKEVIEW DRIVE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LAKEWOOD CIRCL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31T00:00:00">
            <text:p>10/31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LARCHWOOD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LARKIN RU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table:number-columns-spanned="2" table:number-rows-spanned="1" office:value-type="string">
            <text:p>OBSCENE/THREATENING PHONE CALL</text:p>
          </table:table-cell>
          <table:covered-table-cell/>
          <table:table-cell table:style-name="ce21" office:value-type="string">
            <text:p>LARKIN RU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5T00:00:00">
            <text:p>2/5/2002</text:p>
          </table:table-cell>
          <table:table-cell table:style-name="ce21" table:number-columns-spanned="2" table:number-rows-spanned="1" office:value-type="string">
            <text:p>DUMPING TRASH ON HIGHWAY OR PR</text:p>
          </table:table-cell>
          <table:covered-table-cell/>
          <table:table-cell table:style-name="ce21" office:value-type="string">
            <text:p>LEANNE COURT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table:number-columns-spanned="2" table:number-rows-spanned="1" office:value-type="string">
            <text:p>TAMPERING WITH AUTO</text:p>
          </table:table-cell>
          <table:covered-table-cell/>
          <table:table-cell table:style-name="ce21" office:value-type="string">
            <text:p>LEVELFIELD PARK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0T00:00:00">
            <text:p>9/20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LINDSAY LANDING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LINDSAY LANDING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LINK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7T00:00:00">
            <text:p>9/27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LINK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9T00:00:00">
            <text:p>8/29/2002</text:p>
          </table:table-cell>
          <table:table-cell table:style-name="ce21" table:number-columns-spanned="2" table:number-rows-spanned="1" office:value-type="string">
            <text:p>LOST PROPERTY</text:p>
          </table:table-cell>
          <table:covered-table-cell/>
          <table:table-cell table:style-name="ce21" office:value-type="string">
            <text:p>LINK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05T00:00:00">
            <text:p>12/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LINK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3T00:00:00">
            <text:p>3/2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LOBLOLLY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table:number-columns-spanned="2" table:number-rows-spanned="1" office:value-type="string">
            <text:p>RECOVERED VEHICLE-STOLEN OTHER</text:p>
          </table:table-cell>
          <table:covered-table-cell/>
          <table:table-cell table:style-name="ce21" office:value-type="string">
            <text:p>LOBLOLLY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4T00:00:00">
            <text:p>4/14/2002</text:p>
          </table:table-cell>
          <table:table-cell table:style-name="ce21" table:number-columns-spanned="2" table:number-rows-spanned="1" office:value-type="string">
            <text:p>RUNAWAY JUVENILE</text:p>
          </table:table-cell>
          <table:covered-table-cell/>
          <table:table-cell table:style-name="ce21" office:value-type="string">
            <text:p>LOBLOLLY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9T00:00:00">
            <text:p>5/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LOBLOLLY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ROBBERY</text:p>
          </table:table-cell>
          <table:table-cell/>
          <table:table-cell table:style-name="ce21" office:value-type="string">
            <text:p>LOBLOLLY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table:number-columns-spanned="2" table:number-rows-spanned="1" office:value-type="string">
            <text:p>MOTOR VEHICLE THEFT</text:p>
          </table:table-cell>
          <table:covered-table-cell/>
          <table:table-cell table:style-name="ce21" office:value-type="string">
            <text:p>LORNA DOONE DRIV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LORNA DOONE DRIV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table:number-columns-spanned="2" table:number-rows-spanned="1" office:value-type="string">
            <text:p>ANNOYING PHONE CALLS</text:p>
          </table:table-cell>
          <table:covered-table-cell/>
          <table:table-cell table:style-name="ce21" office:value-type="string">
            <text:p>LOTZ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3T00:00:00">
            <text:p>8/3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LOTZ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8T00:00:00">
            <text:p>7/28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LOTZ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20T00:00:00">
            <text:p>12/20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LOTZ DR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LYNNS WAY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3T00:00:00">
            <text:p>7/13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LYNNS WAY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MADISON COURT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MALLARD LANE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2T00:00:00">
            <text:p>1/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MARL RAVINE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MARL RAVINE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MARLBANK DRIVE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MARLBANK DRIVE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MARLBANK DRIVE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MARLBANK DRIVE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3T00:00:00">
            <text:p>12/1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MARLBANK DRIVE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table:number-columns-spanned="2" table:number-rows-spanned="1" office:value-type="string">
            <text:p>MOTOR VEHICLE THEFT</text:p>
          </table:table-cell>
          <table:covered-table-cell/>
          <table:table-cell table:style-name="ce21" office:value-type="string">
            <text:p>MASON COURT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6T00:00:00">
            <text:p>10/6/2002</text:p>
          </table:table-cell>
          <table:table-cell table:style-name="ce21" table:number-columns-spanned="2" table:number-rows-spanned="1" office:value-type="string">
            <text:p>ANNOYING PHONE CALLS</text:p>
          </table:table-cell>
          <table:covered-table-cell/>
          <table:table-cell table:style-name="ce21" office:value-type="string">
            <text:p>MCCLELLAN COURT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9T00:00:00">
            <text:p>1/29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MEADOWFIELD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9T00:00:00">
            <text:p>6/19/2002</text:p>
          </table:table-cell>
          <table:table-cell table:style-name="ce21" table:number-columns-spanned="2" table:number-rows-spanned="1" office:value-type="string">
            <text:p>RECEIVING STOLEN GOODS</text:p>
          </table:table-cell>
          <table:covered-table-cell/>
          <table:table-cell table:style-name="ce21" office:value-type="string">
            <text:p>MEADOWFIELD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MEADOWFIELD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MIDDLE ROA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MIDDLEWOOD LANE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8T00:00:00">
            <text:p>9/18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MILL LAN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table:number-columns-spanned="2" table:number-rows-spanned="1" office:value-type="string">
            <text:p>OVERDOSE</text:p>
          </table:table-cell>
          <table:covered-table-cell/>
          <table:table-cell table:style-name="ce21" office:value-type="string">
            <text:p>MILLSIDE WAY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N. CONSTITUTION DRIV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1" table:number-columns-spanned="2" table:number-rows-spanned="1" office:value-type="string">
            <text:p>OBSCENE/THREATENING PHONE CALL</text:p>
          </table:table-cell>
          <table:covered-table-cell/>
          <table:table-cell table:style-name="ce21" office:value-type="string">
            <text:p>N. MARGARET COURT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N. MARGARET COURT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NATHAN PLACE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3T00:00:00">
            <text:p>5/1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NEWSOME DRIVE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NEWSOME DRIVE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1" table:number-columns-spanned="2" table:number-rows-spanned="1" office:value-type="string">
            <text:p>TRESPASSING</text:p>
          </table:table-cell>
          <table:covered-table-cell/>
          <table:table-cell table:style-name="ce21" office:value-type="string">
            <text:p>NEWSOME DRIVE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7T00:00:00">
            <text:p>9/27/2002</text:p>
          </table:table-cell>
          <table:table-cell table:style-name="ce21" table:number-columns-spanned="2" table:number-rows-spanned="1" office:value-type="string">
            <text:p>SEXUAL BATTERY</text:p>
          </table:table-cell>
          <table:covered-table-cell/>
          <table:table-cell table:style-name="ce21" office:value-type="string">
            <text:p>NOBLE LAND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30T00:00:00">
            <text:p>8/3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OAK POINT DRIVE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1" table:number-columns-spanned="2" table:number-rows-spanned="1" office:value-type="string">
            <text:p>AGGRAVATED SEXUAL BATTERY</text:p>
          </table:table-cell>
          <table:covered-table-cell/>
          <table:table-cell table:style-name="ce21" office:value-type="string">
            <text:p>OAK POINT DRIVE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OLD DARE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table:number-columns-spanned="2" table:number-rows-spanned="1" office:value-type="string">
            <text:p>TRESPASSING</text:p>
          </table:table-cell>
          <table:covered-table-cell/>
          <table:table-cell table:style-name="ce21" office:value-type="string">
            <text:p>OLD DOMINION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1T00:00:00">
            <text:p>11/21/2002</text:p>
          </table:table-cell>
          <table:table-cell table:style-name="ce21" table:number-columns-spanned="2" table:number-rows-spanned="1" office:value-type="string">
            <text:p>FRAUD-TRICK,FALSE PRETENSES</text:p>
          </table:table-cell>
          <table:covered-table-cell/>
          <table:table-cell table:style-name="ce21" office:value-type="string">
            <text:p>OLD DOMINION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1T00:00:00">
            <text:p>11/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OLD DOMINION ROA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5T00:00:00">
            <text:p>11/25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OLD LAKE 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OLD 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OLD 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OLD LAKESIDE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table:number-columns-spanned="2" table:number-rows-spanned="1" office:value-type="string">
            <text:p>MOTOR VEHICLE THEFT</text:p>
          </table:table-cell>
          <table:covered-table-cell/>
          <table:table-cell table:style-name="ce21" office:value-type="string">
            <text:p>OLD LANDING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table:number-columns-spanned="2" table:number-rows-spanned="1" office:value-type="string">
            <text:p>RECOVERED VEHICLE-STOLEN OTHER</text:p>
          </table:table-cell>
          <table:covered-table-cell/>
          <table:table-cell table:style-name="ce21" office:value-type="string">
            <text:p>OLD LANDING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31T00:00:00">
            <text:p>5/31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OLD WORMLEY CREEK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31T00:00:00">
            <text:p>5/31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OLD WORMLEY CREEK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2T00:00:00">
            <text:p>8/2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OLD WORMLEY CREEK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table:number-columns-spanned="2" table:number-rows-spanned="1" office:value-type="string">
            <text:p>RECOVERED VEHICLE-STOLEN OTHER</text:p>
          </table:table-cell>
          <table:covered-table-cell/>
          <table:table-cell table:style-name="ce21" office:value-type="string">
            <text:p>OLD WORMLEY CREEK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5T00:00:00">
            <text:p>9/1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OLD WORMLEY CREEK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5T00:00:00">
            <text:p>9/1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OLD WORMLEY CREEK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30T00:00:00">
            <text:p>10/30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OLD WORMLEY CREEK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6T00:00:00">
            <text:p>8/26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OLD WORMLEY CREEK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table:number-columns-spanned="2" table:number-rows-spanned="1" office:value-type="string">
            <text:p>UNLAWFUL PURCHASE OR POSSESS A</text:p>
          </table:table-cell>
          <table:covered-table-cell/>
          <table:table-cell table:style-name="ce21" office:value-type="string">
            <text:p>OLD WORMLEY CREEK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31T00:00:00">
            <text:p>5/31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OLD WORMLEY CREEK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OPERATIONS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6T00:00:00">
            <text:p>10/16/2002</text:p>
          </table:table-cell>
          <table:table-cell table:style-name="ce21" table:number-columns-spanned="2" table:number-rows-spanned="1" office:value-type="string">
            <text:p>TOBACCO PRODUCTS - POSSESSION</text:p>
          </table:table-cell>
          <table:covered-table-cell/>
          <table:table-cell table:style-name="ce21" office:value-type="string">
            <text:p>ORCHARD VIEW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PALMER COURT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PALMER COURT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ARADISE POINT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ARADISE POINT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ARADISE POINT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ARADISE POINT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4T00:00:00">
            <text:p>5/4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PATRICKS CREEK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PATRICKS CREEK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1T00:00:00">
            <text:p>6/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ELICAN PLACE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ENRITH CROSSING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PENRITH CROSSING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2-27T00:00:00">
            <text:p>12/2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ENRITH CROSSING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1" table:number-columns-spanned="2" table:number-rows-spanned="1" office:value-type="string">
            <text:p>CREDIT CARD FRAUD</text:p>
          </table:table-cell>
          <table:covered-table-cell/>
          <table:table-cell table:style-name="ce21" office:value-type="string">
            <text:p>PERIWINKLE DRIVE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3T00:00:00">
            <text:p>6/3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PI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PI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23T00:00:00">
            <text:p>12/2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ICCAD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3T00:00:00">
            <text:p>1/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9T00:00:00">
            <text:p>1/9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1" table:number-columns-spanned="2" table:number-rows-spanned="1" office:value-type="string">
            <text:p>ATTEMPTED SUICIDE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table:number-columns-spanned="2" table:number-rows-spanned="1" office:value-type="string">
            <text:p>OBSCENE/THREATENING PHONE CALL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table:number-columns-spanned="2" table:number-rows-spanned="1" office:value-type="string">
            <text:p>ABUSE AND NEGLECT OF CHILDREN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0T00:00:00">
            <text:p>2/1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1T00:00:00">
            <text:p>3/1/2002</text:p>
          </table:table-cell>
          <table:table-cell table:style-name="ce21" table:number-columns-spanned="2" table:number-rows-spanned="1" office:value-type="string">
            <text:p>CREDIT CARD THEFT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1" table:number-columns-spanned="2" table:number-rows-spanned="1" office:value-type="string">
            <text:p>DISORDERLY CONDUCT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30T00:00:00">
            <text:p>4/30/2002</text:p>
          </table:table-cell>
          <table:table-cell table:style-name="ce21" table:number-columns-spanned="2" table:number-rows-spanned="1" office:value-type="string">
            <text:p>DEAD ON ARRIVAL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7T00:00:00">
            <text:p>5/27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7T00:00:00">
            <text:p>7/27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6T00:00:00">
            <text:p>8/6/2002</text:p>
          </table:table-cell>
          <table:table-cell table:style-name="ce21" table:number-columns-spanned="2" table:number-rows-spanned="1" office:value-type="string">
            <text:p>LOST PROPERTY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7T00:00:00">
            <text:p>7/2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4T00:00:00">
            <text:p>8/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2-03T00:00:00">
            <text:p>12/3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2-09T00:00:00">
            <text:p>12/9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8T00:00:00">
            <text:p>10/18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8T00:00:00">
            <text:p>10/18/2002</text:p>
          </table:table-cell>
          <table:table-cell table:style-name="ce21" table:number-columns-spanned="2" table:number-rows-spanned="1" office:value-type="string">
            <text:p>INDECENT EXPOSURE</text:p>
          </table:table-cell>
          <table:covered-table-cell/>
          <table:table-cell table:style-name="ce21" office:value-type="string">
            <text:p>PICCADILLY LOOP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IONEER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1T00:00:00">
            <text:p>10/1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IONEER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IONEER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3T00:00:00">
            <text:p>1/3/2002</text:p>
          </table:table-cell>
          <table:table-cell table:style-name="ce21" table:number-columns-spanned="2" table:number-rows-spanned="1" office:value-type="string">
            <text:p>ANNOYING PHONE CALLS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3T00:00:00">
            <text:p>1/3/2002</text:p>
          </table:table-cell>
          <table:table-cell table:style-name="ce21" table:number-columns-spanned="2" table:number-rows-spanned="1" office:value-type="string">
            <text:p>SEXUAL BATTERY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1" table:number-columns-spanned="2" table:number-rows-spanned="1" office:value-type="string">
            <text:p>ANNOYING PHONE CALLS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7T00:00:00">
            <text:p>4/17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3T00:00:00">
            <text:p>4/3/2002</text:p>
          </table:table-cell>
          <table:table-cell table:style-name="ce21" table:number-columns-spanned="2" table:number-rows-spanned="1" office:value-type="string">
            <text:p>CURFEW VIOLATION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1" table:number-columns-spanned="2" table:number-rows-spanned="1" office:value-type="string">
            <text:p>FALSELY SUMMONS OR FALSE REPOR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30T00:00:00">
            <text:p>8/30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5T00:00:00">
            <text:p>10/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REABLM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27T00:00:00">
            <text:p>12/2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REAM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2-27T00:00:00">
            <text:p>12/2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BUSINESS</text:p>
          </table:table-cell>
          <table:table-cell table:style-name="ce21" office:value-type="string">
            <text:p>PREAM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2-27T00:00:00">
            <text:p>12/2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PREAMBLE LAN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1T00:00:00">
            <text:p>4/21/2002</text:p>
          </table:table-cell>
          <table:table-cell table:style-name="ce21" table:number-columns-spanned="2" table:number-rows-spanned="1" office:value-type="string">
            <text:p>ABUSE AND NEGLECT OF CHILDREN</text:p>
          </table:table-cell>
          <table:covered-table-cell/>
          <table:table-cell table:style-name="ce21" office:value-type="string">
            <text:p>QUAIL ROAD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QUARTER MARSH DRIV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6T00:00:00">
            <text:p>4/26/2002</text:p>
          </table:table-cell>
          <table:table-cell table:style-name="ce21" table:number-columns-spanned="2" table:number-rows-spanned="1" office:value-type="string">
            <text:p>BURGLARY, BUSINESS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3T00:00:00">
            <text:p>5/23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7T00:00:00">
            <text:p>5/7/2002</text:p>
          </table:table-cell>
          <table:table-cell table:style-name="ce21" table:number-columns-spanned="2" table:number-rows-spanned="1" office:value-type="string">
            <text:p>DESTROYING PUBLIC GROUNDS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4T00:00:00">
            <text:p>5/1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</text:p>
          </table:table-cell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table:number-columns-spanned="2" table:number-rows-spanned="1" office:value-type="string">
            <text:p>BURGLARY, BUSINESS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28T00:00:00">
            <text:p>12/2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2T00:00:00">
            <text:p>10/12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2T00:00:00">
            <text:p>11/12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RAILWAY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RAILWAY ROAD &amp; JETHRO L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REDOUBT ROAD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EDOUBT ROAD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RESOLUTION DRIV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6T00:00:00">
            <text:p>9/26/2002</text:p>
          </table:table-cell>
          <table:table-cell table:style-name="ce21" table:number-columns-spanned="2" table:number-rows-spanned="1" office:value-type="string">
            <text:p>CREDIT CARD FRAUD</text:p>
          </table:table-cell>
          <table:covered-table-cell/>
          <table:table-cell table:style-name="ce21" office:value-type="string">
            <text:p>RESOLUTION DRIV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4T00:00:00">
            <text:p>7/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RESOLUTION DRIV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1" table:number-columns-spanned="2" table:number-rows-spanned="1" office:value-type="string">
            <text:p>TOBACCO PRODUCTS - POSSESSION</text:p>
          </table:table-cell>
          <table:covered-table-cell/>
          <table:table-cell table:style-name="ce21" office:value-type="string">
            <text:p>RHETTS RUN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RHETTS RUN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table:number-columns-spanned="2" table:number-rows-spanned="1" office:value-type="string">
            <text:p>RECOVERED VEHICLE-STOLEN OTHER</text:p>
          </table:table-cell>
          <table:covered-table-cell/>
          <table:table-cell table:style-name="ce21" office:value-type="string">
            <text:p>RICHNECK ROAD &amp; FT EUS T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5T00:00:00">
            <text:p>1/2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OLLINS WAY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9T00:00:00">
            <text:p>5/1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OLLINS WAY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0T00:00:00">
            <text:p>5/2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OLLINS WAY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5T00:00:00">
            <text:p>11/2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ROLLINS WAY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5T00:00:00">
            <text:p>11/2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OLLINS WAY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30T00:00:00">
            <text:p>4/30/2002</text:p>
          </table:table-cell>
          <table:table-cell table:style-name="ce21" table:number-columns-spanned="2" table:number-rows-spanned="1" office:value-type="string">
            <text:p>UNLAWFUL PURCHASE OR POSSESS A</text:p>
          </table:table-cell>
          <table:covered-table-cell/>
          <table:table-cell table:style-name="ce21" office:value-type="string">
            <text:p>ROLLINS WAY &amp; DOROTHY D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ROSEWOOD PLAC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02T00:00:00">
            <text:p>12/2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RT. 17 &amp; DENBIGH BLV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2-03T00:00:00">
            <text:p>2/3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0T00:00:00">
            <text:p>3/1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RUNAWAY LANE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7T00:00:00">
            <text:p>7/17/2002</text:p>
          </table:table-cell>
          <table:table-cell table:style-name="ce21" table:number-columns-spanned="2" table:number-rows-spanned="1" office:value-type="string">
            <text:p>OBSCENE/THREATENING PHONE CALL</text:p>
          </table:table-cell>
          <table:covered-table-cell/>
          <table:table-cell table:style-name="ce21" office:value-type="string">
            <text:p>RUNAWAY LANE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SANDERLING WALK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0T00:00:00">
            <text:p>1/20/2002</text:p>
          </table:table-cell>
          <table:table-cell table:style-name="ce21" table:number-columns-spanned="2" table:number-rows-spanned="1" office:value-type="string">
            <text:p>ASSAULT, AGGRAVATED, DOMESTIC</text:p>
          </table:table-cell>
          <table:covered-table-cell/>
          <table:table-cell table:style-name="ce21" office:value-type="string">
            <text:p>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7T00:00:00">
            <text:p>4/17/2002</text:p>
          </table:table-cell>
          <table:table-cell table:style-name="ce21" table:number-columns-spanned="2" table:number-rows-spanned="1" office:value-type="string">
            <text:p>FRAUD, ALL OTHERS</text:p>
          </table:table-cell>
          <table:covered-table-cell/>
          <table:table-cell table:style-name="ce21" office:value-type="string">
            <text:p>SCHOOL LANE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SCOTCH TOM WAY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table:number-columns-spanned="2" table:number-rows-spanned="1" office:value-type="string">
            <text:p>TAMPERING WITH US MAIL</text:p>
          </table:table-cell>
          <table:covered-table-cell/>
          <table:table-cell table:style-name="ce21" office:value-type="string">
            <text:p>SCOTCH TOM WAY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0T00:00:00">
            <text:p>11/1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COTCH TOM WAY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SENTRY CIRCL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SENTRY CIRCL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0T00:00:00">
            <text:p>8/10/2002</text:p>
          </table:table-cell>
          <table:table-cell table:style-name="ce21" table:number-columns-spanned="2" table:number-rows-spanned="1" office:value-type="string">
            <text:p>DRUNK IN PUBLIC</text:p>
          </table:table-cell>
          <table:covered-table-cell/>
          <table:table-cell table:style-name="ce21" office:value-type="string">
            <text:p>SENTRY CIRCL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03T00:00:00">
            <text:p>12/3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SENTRY CIRCL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table:number-columns-spanned="2" table:number-rows-spanned="1" office:value-type="string">
            <text:p>HIT &amp; RUN</text:p>
          </table:table-cell>
          <table:covered-table-cell/>
          <table:table-cell table:style-name="ce21" office:value-type="string">
            <text:p>SERVICE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0T00:00:00">
            <text:p>10/20/2002</text:p>
          </table:table-cell>
          <table:table-cell table:style-name="ce21" table:number-columns-spanned="2" table:number-rows-spanned="1" office:value-type="string">
            <text:p>CARRYING CONCEALED WEAPON -1ST</text:p>
          </table:table-cell>
          <table:covered-table-cell/>
          <table:table-cell table:style-name="ce21" office:value-type="string">
            <text:p>SERVICE DRIVE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EVEN HOLLYS &amp; LINK ROA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EVEN HOLLYS DRIVE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table:number-columns-spanned="2" table:number-rows-spanned="1" office:value-type="string">
            <text:p>OBSCENE/THREATENING PHONE CALL</text:p>
          </table:table-cell>
          <table:covered-table-cell/>
          <table:table-cell table:style-name="ce21" office:value-type="string">
            <text:p>SEVEN HOLLYS DRIVE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SHIELD LAN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SHIELD LAN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SHIELD LAN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SHIP POINT DRIV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HIP POINT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HIP POINT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8T00:00:00">
            <text:p>3/28/2002</text:p>
          </table:table-cell>
          <table:table-cell table:style-name="ce21" table:number-columns-spanned="2" table:number-rows-spanned="1" office:value-type="string">
            <text:p>ANNOYING PHONE CALLS</text:p>
          </table:table-cell>
          <table:covered-table-cell/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8T00:00:00">
            <text:p>3/28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table:number-columns-spanned="2" table:number-rows-spanned="1" office:value-type="string">
            <text:p>SHOOT OR THROW MISSILES AT OCC</text:p>
          </table:table-cell>
          <table:covered-table-cell/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table:number-columns-spanned="2" table:number-rows-spanned="1" office:value-type="string">
            <text:p>TRESPASSING</text:p>
          </table:table-cell>
          <table:covered-table-cell/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table:number-columns-spanned="2" table:number-rows-spanned="1" office:value-type="string">
            <text:p>THREATEN TO BURN</text:p>
          </table:table-cell>
          <table:covered-table-cell/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3T00:00:00">
            <text:p>10/23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6T00:00:00">
            <text:p>11/6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SHOWALTER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table:number-columns-spanned="2" table:number-rows-spanned="1" office:value-type="string">
            <text:p>FALSE ID (IDENTITY FRAUD)</text:p>
          </table:table-cell>
          <table:covered-table-cell/>
          <table:table-cell table:style-name="ce21" office:value-type="string">
            <text:p>SHOWALTER ROAD &amp; LAKE 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3T00:00:00">
            <text:p>10/23/2002</text:p>
          </table:table-cell>
          <table:table-cell table:style-name="ce21" table:number-columns-spanned="2" table:number-rows-spanned="1" office:value-type="string">
            <text:p>DRUNK IN PUBLIC</text:p>
          </table:table-cell>
          <table:covered-table-cell/>
          <table:table-cell table:style-name="ce21" office:value-type="string">
            <text:p>SHOWALTER ROAD &amp; LAKE 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5T00:00:00">
            <text:p>9/5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HREWSBURY SQUAR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8T00:00:00">
            <text:p>10/28/2002</text:p>
          </table:table-cell>
          <table:table-cell table:style-name="ce21" table:number-columns-spanned="2" table:number-rows-spanned="1" office:value-type="string">
            <text:p>IDENTITY FRAUD &gt; $200 OR IMPRI</text:p>
          </table:table-cell>
          <table:covered-table-cell/>
          <table:table-cell table:style-name="ce21" office:value-type="string">
            <text:p>SHREWSBURY SQUAR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7T00:00:00">
            <text:p>2/1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IEGE LANE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1" table:number-columns-spanned="2" table:number-rows-spanned="1" office:value-type="string">
            <text:p>TRESPASSING</text:p>
          </table:table-cell>
          <table:covered-table-cell/>
          <table:table-cell table:style-name="ce21" office:value-type="string">
            <text:p>SIEGE LANE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IEGE LANE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SLEEPY HOLLOW ROAD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OL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2T00:00:00">
            <text:p>5/22/2002</text:p>
          </table:table-cell>
          <table:table-cell table:style-name="ce21" table:number-columns-spanned="2" table:number-rows-spanned="1" office:value-type="string">
            <text:p>FUGITIVE FROM JUSTICE</text:p>
          </table:table-cell>
          <table:covered-table-cell/>
          <table:table-cell table:style-name="ce21" office:value-type="string">
            <text:p>SOL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1T00:00:00">
            <text:p>8/11/2002</text:p>
          </table:table-cell>
          <table:table-cell table:style-name="ce21" table:number-columns-spanned="2" table:number-rows-spanned="1" office:value-type="string">
            <text:p>DRUNK IN PUBLIC</text:p>
          </table:table-cell>
          <table:covered-table-cell/>
          <table:table-cell table:style-name="ce21" office:value-type="string">
            <text:p>SOL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SOL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1T00:00:00">
            <text:p>9/11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SOL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1T00:00:00">
            <text:p>9/11/2002</text:p>
          </table:table-cell>
          <table:table-cell table:style-name="ce21" table:number-columns-spanned="2" table:number-rows-spanned="1" office:value-type="string">
            <text:p>DRUGS, POSSESS COCAINE</text:p>
          </table:table-cell>
          <table:covered-table-cell/>
          <table:table-cell table:style-name="ce21" office:value-type="string">
            <text:p>SOL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1T00:00:00">
            <text:p>8/11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SOL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SOL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9T00:00:00">
            <text:p>9/9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SOL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1T00:00:00">
            <text:p>9/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OL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SOLBAY STREET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1" table:number-columns-spanned="2" table:number-rows-spanned="1" office:value-type="string">
            <text:p>UNAUTHORIZED USE OF VEHICLE</text:p>
          </table:table-cell>
          <table:covered-table-cell/>
          <table:table-cell table:style-name="ce21" office:value-type="string">
            <text:p>SOMERSET CIRCL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3T00:00:00">
            <text:p>5/23/2002</text:p>
          </table:table-cell>
          <table:table-cell table:style-name="ce21" table:number-columns-spanned="2" table:number-rows-spanned="1" office:value-type="string">
            <text:p>MISSING PERSON</text:p>
          </table:table-cell>
          <table:covered-table-cell/>
          <table:table-cell table:style-name="ce21" office:value-type="string">
            <text:p>SOMERSET CIRCL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07T00:00:00">
            <text:p>12/7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SONGBIRD TR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6T00:00:00">
            <text:p>2/26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SONGBIRD TR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SONGBIRD TR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SONGBIRD TR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31T00:00:00">
            <text:p>8/3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ONGBIRD TR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08T00:00:00">
            <text:p>12/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SONGBIRD TRAI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SOUVERAIN LANDING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1T00:00:00">
            <text:p>6/21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SOUVERAIN LANDING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SOUVERAIN LANDING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PENCER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9T00:00:00">
            <text:p>4/9/2002</text:p>
          </table:table-cell>
          <table:table-cell table:style-name="ce21" table:number-columns-spanned="2" table:number-rows-spanned="1" office:value-type="string">
            <text:p>RECOVERED VEHICLE-STOLEN OTHER</text:p>
          </table:table-cell>
          <table:covered-table-cell/>
          <table:table-cell table:style-name="ce21" office:value-type="string">
            <text:p>SPENCER LAN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1" table:number-columns-spanned="2" table:number-rows-spanned="1" office:value-type="string">
            <text:p>MOTOR VEHICLE THEFT</text:p>
          </table:table-cell>
          <table:covered-table-cell/>
          <table:table-cell table:style-name="ce21" office:value-type="string">
            <text:p>STAGECOACH WATCH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TAGECOACH WATCH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STAGECOACH WATCH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STAGECOACH WATCH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STECKY`S TWIST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STILLWATER LAN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STILLWATER LAN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9T00:00:00">
            <text:p>9/19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STILLWATER LAN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9T00:00:00">
            <text:p>9/19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STILLWATER LAN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1" table:number-columns-spanned="2" table:number-rows-spanned="1" office:value-type="string">
            <text:p>RUNAWAY JUVENILE</text:p>
          </table:table-cell>
          <table:covered-table-cell/>
          <table:table-cell table:style-name="ce21" office:value-type="string">
            <text:p>SWEETBAY ARBOR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TERN COURT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9T00:00:00">
            <text:p>7/19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TERN COURT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9T00:00:00">
            <text:p>10/9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TERN COURT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3T00:00:00">
            <text:p>1/3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TERREBONNE ROAD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07T00:00:00">
            <text:p>12/7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TERRYWOOD COURT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1T00:00:00">
            <text:p>5/11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TEWKESBURY QUAY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8T00:00:00">
            <text:p>7/28/2002</text:p>
          </table:table-cell>
          <table:table-cell table:style-name="ce21" table:number-columns-spanned="2" table:number-rows-spanned="1" office:value-type="string">
            <text:p>DRUGS, PWID MARIJUANA</text:p>
          </table:table-cell>
          <table:covered-table-cell/>
          <table:table-cell table:style-name="ce21" office:value-type="string">
            <text:p>TEWKESBURY QUAY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0T00:00:00">
            <text:p>7/10/2002</text:p>
          </table:table-cell>
          <table:table-cell table:style-name="ce21" table:number-columns-spanned="2" table:number-rows-spanned="1" office:value-type="string">
            <text:p>UNAUTHORIZED USE OF VEHICLE</text:p>
          </table:table-cell>
          <table:covered-table-cell/>
          <table:table-cell table:style-name="ce21" office:value-type="string">
            <text:p>TEWKESBURY QUAY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9T00:00:00">
            <text:p>11/9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THREE POINT COURT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6T00:00:00">
            <text:p>2/26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table:number-columns-spanned="2" table:number-rows-spanned="1" office:value-type="string">
            <text:p>MOTOR VEHICLE THEFT</text:p>
          </table:table-cell>
          <table:covered-table-cell/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2T00:00:00">
            <text:p>9/12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6T00:00:00">
            <text:p>11/16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05T00:00:00">
            <text:p>12/5/2002</text:p>
          </table:table-cell>
          <table:table-cell table:style-name="ce21" table:number-columns-spanned="2" table:number-rows-spanned="1" office:value-type="string">
            <text:p>CURSING/OBSCENE LANGUAGE</text:p>
          </table:table-cell>
          <table:covered-table-cell/>
          <table:table-cell table:style-name="ce21" office:value-type="string">
            <text:p>TIDES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31T00:00:00">
            <text:p>12/31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TIGER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2-31T00:00:00">
            <text:p>12/3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TIGER RUN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TIMBERLINE DRIVE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7T00:00:00">
            <text:p>5/27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VINE DRIV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7T00:00:00">
            <text:p>5/27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VINE DRIV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9T00:00:00">
            <text:p>9/2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VINE DRIV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9T00:00:00">
            <text:p>4/29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VIRGINIA LANE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30T00:00:00">
            <text:p>5/30/2002</text:p>
          </table:table-cell>
          <table:table-cell table:style-name="ce21" table:number-columns-spanned="2" table:number-rows-spanned="1" office:value-type="string">
            <text:p>CREDIT CARD FRAUD</text:p>
          </table:table-cell>
          <table:covered-table-cell/>
          <table:table-cell table:style-name="ce21" office:value-type="string">
            <text:p>VIRGINIA LANE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0T00:00:00">
            <text:p>1/1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VISTA DRIVE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VISTA DRIVE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VISTA DRIVE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1" table:number-columns-spanned="2" table:number-rows-spanned="1" office:value-type="string">
            <text:p>MOTOR VEHICLE THEFT</text:p>
          </table:table-cell>
          <table:covered-table-cell/>
          <table:table-cell table:style-name="ce21" office:value-type="string">
            <text:p>W WOODLAN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1" table:number-columns-spanned="2" table:number-rows-spanned="1" office:value-type="string">
            <text:p>CREDIT CARD FRAUD</text:p>
          </table:table-cell>
          <table:covered-table-cell/>
          <table:table-cell table:style-name="ce21" office:value-type="string">
            <text:p>W. WOODLAND DRIV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5T00:00:00">
            <text:p>1/2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WAINWRIGHT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AINWRIGHT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3T00:00:00">
            <text:p>4/3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WAINWRIGHT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WAINWRIGHT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WAINWRIGHT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WAINWRIGHT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1" table:number-columns-spanned="2" table:number-rows-spanned="1" office:value-type="string">
            <text:p>ATTEMPTED SUICIDE</text:p>
          </table:table-cell>
          <table:covered-table-cell/>
          <table:table-cell table:style-name="ce21" office:value-type="string">
            <text:p>WAINWRIGHT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WAINWRIGHT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7T00:00:00">
            <text:p>8/27/2002</text:p>
          </table:table-cell>
          <table:table-cell table:style-name="ce21" table:number-columns-spanned="2" table:number-rows-spanned="1" office:value-type="string">
            <text:p>ROBBERY</text:p>
          </table:table-cell>
          <table:covered-table-cell/>
          <table:table-cell table:style-name="ce21" office:value-type="string">
            <text:p>WAINWRIGHT BEND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WASHINGTON SQUARE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0T00:00:00">
            <text:p>5/2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</text:p>
          </table:table-cell>
          <table:table-cell table:style-name="ce21" office:value-type="string">
            <text:p>WATERFOWL DR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ATERFOWL DRIVE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ATERFOWL DRIVE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ATERFOWL DRIVE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ATERFOWL DRIVE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ATERFOWL DRIVE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WEATHERSFIELD PARK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6T00:00:00">
            <text:p>11/16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WEATHERSFIELD PARK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6T00:00:00">
            <text:p>11/16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WEATHERSFIELD PARK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6T00:00:00">
            <text:p>11/16/2002</text:p>
          </table:table-cell>
          <table:table-cell table:style-name="ce21" table:number-columns-spanned="2" table:number-rows-spanned="1" office:value-type="string">
            <text:p>VIOLATION OF COURT ORDER</text:p>
          </table:table-cell>
          <table:covered-table-cell/>
          <table:table-cell table:style-name="ce21" office:value-type="string">
            <text:p>WEATHERSFIELD PARK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1T00:00:00">
            <text:p>3/1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WESTON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WETHERSFIELD PARK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3T00:00:00">
            <text:p>8/3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WETHERSFIELD PARK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7T00:00:00">
            <text:p>1/2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HISPERING PINE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HISPERING PINE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9T00:00:00">
            <text:p>9/29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HISPERING PINE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7T00:00:00">
            <text:p>4/17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WHITE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5T00:00:00">
            <text:p>6/15/2002</text:p>
          </table:table-cell>
          <table:table-cell table:style-name="ce21" table:number-columns-spanned="2" table:number-rows-spanned="1" office:value-type="string">
            <text:p>SEXUAL BATTERY</text:p>
          </table:table-cell>
          <table:covered-table-cell/>
          <table:table-cell table:style-name="ce21" office:value-type="string">
            <text:p>WHITES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WINDERS LAN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9T00:00:00">
            <text:p>10/29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WINDERS LAN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8T00:00:00">
            <text:p>1/18/2002</text:p>
          </table:table-cell>
          <table:table-cell table:style-name="ce21" table:number-columns-spanned="2" table:number-rows-spanned="1" office:value-type="string">
            <text:p>ASSAULT, AGGRAVATED, DOMESTIC</text:p>
          </table:table-cell>
          <table:covered-table-cell/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3T00:00:00">
            <text:p>11/23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5T00:00:00">
            <text:p>10/2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2T00:00:00">
            <text:p>11/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OLF 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1" table:number-columns-spanned="2" table:number-rows-spanned="1" office:value-type="string">
            <text:p>DEAD ON ARRIVAL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0T00:00:00">
            <text:p>3/10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1T00:00:00">
            <text:p>4/1/2002</text:p>
          </table:table-cell>
          <table:table-cell table:style-name="ce21" table:number-columns-spanned="2" table:number-rows-spanned="1" office:value-type="string">
            <text:p>CONTRIBUTING TO THE DELINQUENC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MAIMING</text:p>
          </table:table-cell>
          <table:table-cell/>
          <table:table-cell table:style-name="ce21" office:value-type="string">
            <text:p>WOLFTRAP ROAD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0T00:00:00">
            <text:p>4/10/2002</text:p>
          </table:table-cell>
          <table:table-cell table:style-name="ce21" table:number-columns-spanned="2" table:number-rows-spanned="1" office:value-type="string">
            <text:p>DRUGS, POSSESS COCAINE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7T00:00:00">
            <text:p>6/7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1T00:00:00">
            <text:p>4/1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table:number-columns-spanned="2" table:number-rows-spanned="1" office:value-type="string">
            <text:p>BURGLARY, RESIDENTIAL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3T00:00:00">
            <text:p>8/3/2002</text:p>
          </table:table-cell>
          <table:table-cell table:style-name="ce21" table:number-columns-spanned="2" table:number-rows-spanned="1" office:value-type="string">
            <text:p>POSSESSION OF MARIJUANA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1" table:number-columns-spanned="2" table:number-rows-spanned="1" office:value-type="string">
            <text:p>LOST PROPERTY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5T00:00:00">
            <text:p>9/15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30T00:00:00">
            <text:p>8/30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6T00:00:00">
            <text:p>9/16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table:number-columns-spanned="2" table:number-rows-spanned="1" office:value-type="string">
            <text:p>SEXUAL BATTERY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02T00:00:00">
            <text:p>12/2/2002</text:p>
          </table:table-cell>
          <table:table-cell table:style-name="ce21" table:number-columns-spanned="2" table:number-rows-spanned="1" office:value-type="string">
            <text:p>CREDIT CARD FRAUD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3T00:00:00">
            <text:p>11/13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8T00:00:00">
            <text:p>12/18/2002</text:p>
          </table:table-cell>
          <table:table-cell table:style-name="ce21" table:number-columns-spanned="2" table:number-rows-spanned="1" office:value-type="string">
            <text:p>LARCENY,FROM MOTOR VEHICLE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8T00:00:00">
            <text:p>10/18/2002</text:p>
          </table:table-cell>
          <table:table-cell table:style-name="ce21" table:number-columns-spanned="2" table:number-rows-spanned="1" office:value-type="string">
            <text:p>LOST PROPERTY</text:p>
          </table:table-cell>
          <table:covered-table-cell/>
          <table:table-cell table:style-name="ce21" office:value-type="string">
            <text:p>WOLFTRAP ROAD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office:value-type="string">
            <text:p>RAPE</text:p>
          </table:table-cell>
          <table:table-cell/>
          <table:table-cell table:style-name="ce21" office:value-type="string">
            <text:p>WOLFTRAP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0T00:00:00">
            <text:p>4/10/2002</text:p>
          </table:table-cell>
          <table:table-cell table:style-name="ce21" table:number-columns-spanned="2" table:number-rows-spanned="1" office:value-type="string">
            <text:p>OPERATE MOTOR VEHICLE -HABITUA</text:p>
          </table:table-cell>
          <table:covered-table-cell/>
          <table:table-cell table:style-name="ce21" office:value-type="string">
            <text:p>WOLFTRAP ROAD &amp; GEORG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2" office:value-type="date" office:date-value="2015-03-04T00:00:00">
            <text:p>3/4/2015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WOODHAVEN DRIVE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WORMLEY CREE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3T00:00:00">
            <text:p>11/23/2002</text:p>
          </table:table-cell>
          <table:table-cell table:style-name="ce21" table:number-columns-spanned="2" table:number-rows-spanned="1" office:value-type="string">
            <text:p>DRIVING UNDER THE INFLUENCE OF</text:p>
          </table:table-cell>
          <table:covered-table-cell/>
          <table:table-cell table:style-name="ce21" office:value-type="string">
            <text:p>WORMLEY CREEK ROA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4T00:00:00">
            <text:p>1/4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WORMLY CREEK DRIVE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table:number-columns-spanned="2" table:number-rows-spanned="1" office:value-type="string">
            <text:p>RUNAWAY JUVENILE</text:p>
          </table:table-cell>
          <table:covered-table-cell/>
          <table:table-cell table:style-name="ce21" office:value-type="string">
            <text:p>WYNNE ROA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9T00:00:00">
            <text:p>11/9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YORK CROSSING DRIV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table:number-columns-spanned="2" table:number-rows-spanned="1" office:value-type="string">
            <text:p>PETIT LARCENY</text:p>
          </table:table-cell>
          <table:covered-table-cell/>
          <table:table-cell table:style-name="ce21" office:value-type="string">
            <text:p>YORK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YORK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table:number-columns-spanned="2" table:number-rows-spanned="1" office:value-type="string">
            <text:p>SEXUAL BATTERY</text:p>
          </table:table-cell>
          <table:covered-table-cell/>
          <table:table-cell table:style-name="ce21" office:value-type="string">
            <text:p>YORK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YORK LAN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9T00:00:00">
            <text:p>1/9/2002</text:p>
          </table:table-cell>
          <table:table-cell table:style-name="ce21" table:number-columns-spanned="2" table:number-rows-spanned="1" office:value-type="string">
            <text:p>MANUF, SALE, POSSESSION CONTRO</text:p>
          </table:table-cell>
          <table:covered-table-cell/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1T00:00:00">
            <text:p>6/11/2002</text:p>
          </table:table-cell>
          <table:table-cell table:style-name="ce21" table:number-columns-spanned="2" table:number-rows-spanned="1" office:value-type="string">
            <text:p>GRAND LARCENY</text:p>
          </table:table-cell>
          <table:covered-table-cell/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1" table:number-columns-spanned="2" table:number-rows-spanned="1" office:value-type="string">
            <text:p>ASSAULT, AGGRAVATED</text:p>
          </table:table-cell>
          <table:covered-table-cell/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table:number-columns-spanned="2" table:number-rows-spanned="1" office:value-type="string">
            <text:p>FRAUD, ALL OTHERS</text:p>
          </table:table-cell>
          <table:covered-table-cell/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7T00:00:00">
            <text:p>8/27/2002</text:p>
          </table:table-cell>
          <table:table-cell table:style-name="ce21" table:number-columns-spanned="2" table:number-rows-spanned="1" office:value-type="string">
            <text:p>CITIZEN REQUESTED ASSISTANCE</text:p>
          </table:table-cell>
          <table:covered-table-cell/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table:number-columns-spanned="2" table:number-rows-spanned="1" office:value-type="string">
            <text:p>ANNOYING PHONE CALLS</text:p>
          </table:table-cell>
          <table:covered-table-cell/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2-11T00:00:00">
            <text:p>12/11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YORK WARWICK DRIV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1" table:number-columns-spanned="2" table:number-rows-spanned="1" office:value-type="string">
            <text:p>CREDIT CARD THEFT</text:p>
          </table:table-cell>
          <table:covered-table-cell/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2T00:00:00">
            <text:p>3/12/2002</text:p>
          </table:table-cell>
          <table:table-cell table:style-name="ce21" table:number-columns-spanned="2" table:number-rows-spanned="1" office:value-type="string">
            <text:p>DEAD ON ARRIVAL</text:p>
          </table:table-cell>
          <table:covered-table-cell/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3T00:00:00">
            <text:p>6/3/2002</text:p>
          </table:table-cell>
          <table:table-cell table:style-name="ce21" table:number-columns-spanned="2" table:number-rows-spanned="1" office:value-type="string">
            <text:p>ASSAULT, SIMPLE</text:p>
          </table:table-cell>
          <table:covered-table-cell/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1T00:00:00">
            <text:p>5/11/2002</text:p>
          </table:table-cell>
          <table:table-cell table:style-name="ce21" table:number-columns-spanned="2" table:number-rows-spanned="1" office:value-type="string">
            <text:p>DUMPING TRASH ON HIGHWAY OR PR</text:p>
          </table:table-cell>
          <table:covered-table-cell/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0T00:00:00">
            <text:p>8/20/2002</text:p>
          </table:table-cell>
          <table:table-cell table:style-name="ce21" table:number-columns-spanned="2" table:number-rows-spanned="1" office:value-type="string">
            <text:p>ASSAULT, SIMPLE, DOMESTIC</text:p>
          </table:table-cell>
          <table:covered-table-cell/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2T00:00:00">
            <text:p>9/22/2002</text:p>
          </table:table-cell>
          <table:table-cell table:style-name="ce21" office:value-type="string">
            <text:p>DAMAGE</text:p>
          </table:table-cell>
          <table:table-cell table:style-name="ce21" office:value-type="string">
            <text:p>PROPERTY, PRIVATE</text:p>
          </table:table-cell>
          <table:table-cell table:style-name="ce21" office:value-type="string">
            <text:p>YORKVILLE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0">
            <text:p>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